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950e"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svg:stroke-color="#000000" draw:fill-color="#729fc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6.4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 text:style-name="P3"><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1" draw:layer="layout" svg:width="2.142cm" svg:height="1.351cm" svg:x="3.094cm" svg:y="1.472cm">
          <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8" draw:text-style-name="P2" draw:layer="layout" svg:width="2.128cm" svg:height="1.351cm" svg:x="3.108cm" svg:y="3.485cm">
          <text:p text:style-name="P1"><text:span text:style-name="T1">0</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4:57:55.371828529</dc:date>
    <dc:creator>elucterio </dc:creator>
    <meta:editing-duration>PT19M43S</meta:editing-duration>
    <meta:editing-cycles>3</meta:editing-cycles>
    <meta:generator>LibreOffice/4.2.8.2$Linux_X86_64 LibreOffice_project/420m0$Build-2</meta:generator>
    <meta:document-statistic meta:object-count="46"/>
  </office:meta>
</office:document-meta>
</file>